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c9c2a"/>
    </style:style>
    <style:style style:name="P2" style:family="paragraph" style:parent-style-name="Heading_20_3">
      <style:text-properties officeooo:paragraph-rsid="000e5504"/>
    </style:style>
    <style:style style:name="P3" style:family="paragraph" style:parent-style-name="Text_20_body">
      <style:text-properties officeooo:paragraph-rsid="000e5504"/>
    </style:style>
    <style:style style:name="P4" style:family="paragraph" style:parent-style-name="Text_20_body">
      <style:text-properties officeooo:paragraph-rsid="0010b8e7"/>
    </style:style>
    <style:style style:name="P5" style:family="paragraph" style:parent-style-name="Text_20_body">
      <style:text-properties officeooo:paragraph-rsid="0019cb7e"/>
    </style:style>
    <style:style style:name="P6" style:family="paragraph" style:parent-style-name="Text_20_body">
      <style:text-properties officeooo:paragraph-rsid="001450b3"/>
    </style:style>
    <style:style style:name="P7" style:family="paragraph" style:parent-style-name="Text_20_body">
      <style:text-properties officeooo:paragraph-rsid="00172e9c"/>
    </style:style>
    <style:style style:name="P8" style:family="paragraph" style:parent-style-name="Text_20_body">
      <style:text-properties officeooo:paragraph-rsid="001c45c5"/>
    </style:style>
    <style:style style:name="P9" style:family="paragraph" style:parent-style-name="Text_20_body">
      <style:text-properties officeooo:paragraph-rsid="001e6d21"/>
    </style:style>
    <style:style style:name="P10" style:family="paragraph" style:parent-style-name="Standard">
      <style:text-properties officeooo:paragraph-rsid="001ff9af"/>
    </style:style>
    <style:style style:name="P11" style:family="paragraph" style:parent-style-name="Text_20_body">
      <style:text-properties officeooo:paragraph-rsid="001ff9af"/>
    </style:style>
    <style:style style:name="T1" style:family="text">
      <style:text-properties officeooo:rsid="000c9c2a"/>
    </style:style>
    <style:style style:name="T2" style:family="text">
      <style:text-properties officeooo:rsid="000e5504"/>
    </style:style>
    <style:style style:name="T3" style:family="text">
      <style:text-properties officeooo:rsid="0010b8e7"/>
    </style:style>
    <style:style style:name="T4" style:family="text">
      <style:text-properties officeooo:rsid="001544fe"/>
    </style:style>
    <style:style style:name="T5" style:family="text">
      <style:text-properties officeooo:rsid="00172e9c"/>
    </style:style>
    <style:style style:name="T6" style:family="text">
      <style:text-properties officeooo:rsid="0018ab36"/>
    </style:style>
    <style:style style:name="T7" style:family="text">
      <style:text-properties officeooo:rsid="00051641"/>
    </style:style>
    <style:style style:name="T8" style:family="text">
      <style:text-properties officeooo:rsid="001b5784"/>
    </style:style>
    <style:style style:name="T9" style:family="text">
      <style:text-properties officeooo:rsid="001c45c5"/>
    </style:style>
    <style:style style:name="T10" style:family="text">
      <style:text-properties officeooo:rsid="0013c9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text:span text:style-name="Strong_20_Emphasis">Segunda Historia: "Los Ecos del Pasado"</text:span></text:h>
      <text:p text:style-name="P3"><text:span text:style-name="Strong_20_Emphasis"/></text:p>
      <text:p text:style-name="P3"><text:span text:style-name="Strong_20_Emphasis">"Lo que la vida pued</text:span><text:span text:style-name="Strong_20_Emphasis"><text:span text:style-name="T2">a</text:span></text:span><text:span text:style-name="Strong_20_Emphasis"> recordar trascendera las barreras del tiempo"</text:span></text:p>
      <text:p text:style-name="P3"><text:span text:style-name="Strong_20_Emphasis"/></text:p>
      <text:p text:style-name="Text_20_body">Elara decid<text:span text:style-name="T1">io</text:span> volver al exterior, quería volver a <text:span text:style-name="T1">ver</text:span> la ciudad<text:span text:style-name="T1">.</text:span></text:p>
      <text:p text:style-name="P1"><text:span text:style-name="T1">Camino</text:span> despacio por las calles silenciosas de la ciudad en ruinas, sintiendo cómo cada piedra y cada estructura derruida contenía las huellas de quienes habían vivido allí mucho antes que ella. El aire estaba impregnado de un aroma tenue a polvo y tiempo, como si la historia misma flotara en el ambiente, esperando ser leída por quien tuviera la paciencia de escuchar.</text:p>
      <text:p text:style-name="Text_20_body">Con cada paso, su mirada se perdía entre las casas desmoronadas, las columnas caídas, los restos de un mundo que alguna vez había sido vibrante y lleno de vida. No pudo evitar la tentación de cruzar el umbral de una de aquellas viviendas. El interior estaba casi intacto, salvo por el polvo que cubría los muebles y la luz tenue que entraba a través de las grietas en las paredes. Avanzó por un pasillo angosto y encontró una habitación con un lecho de piedra y restos de tela deshilachada. Al lado, una mesa de madera carcomida donde aún yacían fragmentos de pergaminos, dibujos desvanecidos por el tiempo.</text:p>
      <text:p text:style-name="Text_20_body">Observó los objetos cotidianos dispersos en las estanterías, los restos de vasijas, herramientas, libros encuadernados en cuero marchito. Aquí, alguna vez, una familia había compartido risas y penas, había amado y temido, había soñado con un futuro que nunca llegó. Sus manos recorrieron los bordes de los objetos con una reverencia silenciosa. Era una intrusa en las vidas de otros, una visitante tardía en una historia olvidada.</text:p>
      <text:p text:style-name="Text_20_body">Un pensamiento oscuro se deslizó en su mente. ¿Qué importaban todas estas vidas ahora? Todos aquellos que habían vivido en esta ciudad, con sus alegrías y sus tragedias, habían desaparecido. Sus risas se habían perdido en el viento, sus llantos en la tierra. Sus esperanzas, sus ambiciones, sus luchas… ¿qué quedaba de todo ello ahora? El tiempo había borrado sus nombres, sus rostros, sus historias. El tiempo lo borraría todo, también a ella.</text:p>
      <text:p text:style-name="Text_20_body">Elara sintió una punzada en el pecho. No importaba si vivía cien años o mil. Había un punto en el futuro en el que ella ya no existiría. Un día, sus recuerdos se desvanecerían, su voz se apagaría, y todo lo que fue se convertiría en polvo. Si así era el destino de toda existencia, ¿qué sentido tenía vivir? ¿Para qué luchar, si al final todo era olvidado?</text:p>
      <text:p text:style-name="Text_20_body">Caminó por la calle central, observando los restos de lo que en su tiempo debieron ser majestuosos edificios. Acquanthis, la ciudad de los prodigios científicos, de la sabiduría sin igual. Nada de su esplendor había perdurado. Sus artefactos asombrosos, sus conocimientos avanzados, sus innovaciones… todo estaba reducido a escombros.</text:p>
      <text:p text:style-name="Text_20_body">La humanidad avanzaba, construía, innovaba, y el tiempo lo sepultaba. ¿De qué servía el conocimiento si al final todo desaparecía? Las generaciones futuras no recordarían sus nombres, sus logros. Todo lo que hicieron, todo lo que soñaron, se perdería, como si nunca hubiera existido.</text:p>
      <text:p text:style-name="Text_20_body"><text:soft-page-break/>Elara sintió el peso de estas preguntas como una losa sobre su pecho. Sus pasos la llevaron hasta la plaza central. La mañana era magnífica, y por un instante, el sol cálido sobre su piel pareció disipar la bruma de su mente. Inspiró hondo, dejando que la brisa fresca le despejara los pensamientos sombríos. La luz del sol jugaba entre las hojas de los árboles frutales que adornaban las calles. Entre las ruinas, la vida aún persistía. Frutas maduras colgaban de las ramas, ofreciendo su dulzura sin importar que la ciudad estuviera desierta. Como un acto reflejo, Elara tomó una entre sus manos y mordió su pulpa jugosa, saboreando el presente.</text:p>
      <text:p text:style-name="Text_20_body">Se permitió unos minutos para disfrutar de la calma del momento. La naturaleza no se había detenido ante la caída de la ciudad. La vida encontraba su camino, incluso entre los vestigios de lo que una vez fue.</text:p>
      <text:p text:style-name="Text_20_body">Mientras comía, su mirada se dirigió a una torre alta, aún en pie. Desde allí, tendría una vista panorámica de la ciudad y tal vez podría entender mejor su distribución. Sin dudarlo, se dirigió hacia ella y comenzó a ascender. <text:span text:style-name="T4">L</text:span>a estructura parecía firme<text:span text:style-name="T4"> y a</text:span>l llegar a la cima, la vista la dejó sin aliento.</text:p>
      <text:p text:style-name="Text_20_body">Desde esa altura, pudo contemplar la inmensidad de las ruinas. La ciudad estaba dividida en sectores conectados por calles que serpenteaban entre jardines y campos. Un sistema de acueductos aún visible recorría la ciudad, testimonio de la inteligencia y el orden con que había sido diseñada. Elara se dio cuenta de que Acquanthis no solo había sido un centro de conocimiento, sino también de armonía con la naturaleza. Quizás, después de todo, algo de su esencia aún permanecía.</text:p>
      <text:p text:style-name="Text_20_body">Al bajar la escalera, notó que esta continuaba descendiendo en espiral hacia el subsuelo. Algo en su interior le decía que debía seguir explorando. Con pasos cautelosos, comenzó a descender, sintiendo cómo el aire se volvía más denso y frío a medida que se adentraba en la oscuridad. La luz de la superficie se desvaneció tras ella y el silencio se hizo absoluto.</text:p>
      <text:p text:style-name="Text_20_body">Finalmente, sus pies tocaron suelo firme. Frente a ella, una puerta monumental de dos hojas se alzaba, imponente a pesar del tiempo. Aunque el desgaste había mellado su superficie, aún conservaba un aura de grandeza. Las inscripciones en su marco eran casi irreconocibles, pero su presencia misma bastaba para anunciar la importancia de lo que había detrás.</text:p>
      <text:p text:style-name="Text_20_body">Las puertas, antes majestuosas, habían cedido al peso de los siglos y yacían semiabiertas. Más allá, solo oscuridad.</text:p>
      <text:p text:style-name="Text_20_body">El corazón de Elara latía con fuerza. ¿Qué secretos ocultaba aquella sala subterránea? Avanzó un paso, sintiendo el frío del umbral recorrer su piel. Se detuvo un instante, sosteniendo la respiración.</text:p>
      <text:p text:style-name="Text_20_body">Y entonces, cruzó la puerta.</text:p>
      <text:p text:style-name="Standard"/>
      <text:p text:style-name="Standard"/>
      <text:p text:style-name="Horizontal_20_Line"/>
      <text:p text:style-name="Text_20_body"/>
      <text:p text:style-name="Text_20_body"/>
      <text:p text:style-name="Text_20_body"/>
      <text:p text:style-name="Text_20_body"><text:soft-page-break/></text:p>
      <text:p text:style-name="P4"><text:span text:style-name="Strong_20_Emphasis"><text:span text:style-name="T3">Kael, el hombre de Cristal</text:span></text:span></text:p>
      <text:p text:style-name="Text_20_body"/>
      <text:p text:style-name="P6"><text:span text:style-name="Strong_20_Emphasis">"Las ruinas se extendian mas alla de lo que la vista podia alcanzar</text:span><text:span text:style-name="Strong_20_Emphasis"><text:span text:style-name="T8"> ...</text:span></text:span><text:span text:style-name="Strong_20_Emphasis">"</text:span></text:p>
      <text:p text:style-name="P6"><text:span text:style-name="Strong_20_Emphasis"/></text:p>
      <text:p text:style-name="P7">La escalera se extendía frente a Elara apenas distinguible bajo la tenue luz de <text:span text:style-name="T5">unos</text:span> cristales <text:span text:style-name="T5">luminosos </text:span>que bordeaban los escalones<text:span text:style-name="T5"> proyectando un </text:span>resplandor azulado <text:span text:style-name="T5">que </text:span>palpitaba suavemente. </text:p>
      <text:p text:style-name="P7">Más allá de la escalera, la vasta sala se sumía en la oscuridad, un abismo silencioso que parecía contener secretos olvidados por el tiempo.</text:p>
      <text:p text:style-name="Text_20_body">Desde el umbral, Elara contuvo la respiración. Sus ojos intentaron penetrar las sombras, pero la negrura era impenetrable. La incertidumbre la mantenía inmóvil. ¿Qué podría haber oculto en aquel recinto silencioso? Sus dedos rozaron la piedra de la entrada, buscando en la textura fría un ancla para su valor. Y entonces, con un esfuerzo deliberado, avanzó.</text:p>
      <text:p text:style-name="Text_20_body">Apenas su pie cruzó el umbral, la oscuridad se desvaneció en un destello cegador.</text:p>
      <text:p text:style-name="Text_20_body">Una oleada de luz blanca inundó la sala, expandiéndose como una ola de energía latente. Elara se detuvo en seco, su corazón martilleando en su pecho. El resplandor era absoluto, emanando de todas partes y de ninguna en particular. No había lámparas ni antorchas, ninguna fuente visible que justificara la repentina claridad. Y, sin embargo, la sala entera se había revelado ante ella con una nitidez asombrosa.</text:p>
      <text:p text:style-name="Text_20_body">El espacio era vasto, más grande de lo que habría imaginado. Techos altos se alzaban sobre gruesas columnas de mármol, y entre ellas se alineaban mesas y estanterías, algunas intactas, otras cubiertas por la pátina del tiempo. Libros, rollos y pergaminos dormían en sus nichos polvorientos, guardianes silenciosos de un conocimiento perdido.</text:p>
      <text:p text:style-name="Text_20_body">Elara avanzó con cautela, recorriendo el lugar con la mirada. A pesar de la luz, no podía deshacerse de la sensación de que no estaba sola. La sala parecía viva, como si hubiese despertado de un letargo milenario al sentir su presencia. Fue entonces cuando sus ojos se posaron en las mesas de mármol y los cilindros de cristal que reposaban sobre ellas.</text:p>
      <text:p text:style-name="Text_20_body">Se acercó a uno de los cilindros con curiosidad. Su superficie era suave, traslúcida, y contenía en su interior un brillo etéreo, como si una chispa de vida residiera en su interior. Sin poder evitarlo, extendió la mano y lo tocó.</text:p>
      <text:p text:style-name="Text_20_body">Al instante, una figura apareció frente a ella.</text:p>
      <text:p text:style-name="Text_20_body">Elara contuvo el aliento. Era un hombre de porte solemne, vestido con ropajes que oscilaban entre lo familiar y lo extraño. Su boca se movía, emitiendo palabras en un idioma que no reconocía. Pero lo más inquietante era que no la miraba. Sus ojos, vacíos de conciencia, contemplaban algo más allá de su realidad, como si estuviera atrapado en un momento del pasado.</text:p>
      <text:p text:style-name="Text_20_body">No era un hombre real. Tampoco un fantasma.</text:p>
      <text:p text:style-name="Text_20_body"><text:soft-page-break/>Elara retiró la mano de golpe y la figura desapareció. Probó con otro cilindro y ocurrió lo mismo. Diferentes personas, diferentes escenas, todas fragmentos de un tiempo que ya no existía. Era como si aquellas reliquias fueran ventanas a un ayer olvidado, ecos atrapados en el cristal.</text:p>
      <text:p text:style-name="Text_20_body">La magia era poderosa, pero no parecía amenazante.</text:p>
      <text:p text:style-name="Text_20_body">Con una mezcla de asombro y desasosiego, continuó explorando. La sala era un laberinto de columnas y estanterías, cada giro revelando más cilindros, más recuerdos atrapados en cristal. La enormidad del lugar la sobrecogía. ¿Dónde terminaba? ¿Qué más guardaba en sus entrañas?</text:p>
      <text:p text:style-name="Text_20_body">Y entonces lo vio.</text:p>
      <text:p text:style-name="Text_20_body">Oculta tras una estantería, rodeada por un círculo de columnas, una estatua se alzaba en el centro de la sala. Su silueta de cristal azul refulgía con una pureza imposible, intacta, ajena al deterioro del tiempo. No era como las demás figuras erosionadas que había encontrado antes. Su presencia emanaba algo más… algo vivo.</text:p>
      <text:p text:style-name="Text_20_body">Elara se acercó, sus pasos resonando con un eco sordo en la inmensidad de la sala. Observó la estatua con detenimiento. Representaba a un hombre de rostro sereno y mirada profunda, envuelto en túnicas cuyas ondulaciones parecían desafiar la rigidez de la piedra. Sus manos, unidas frente a su pecho, sostenían algo invisible, algo perdido en el tiempo.</text:p>
      <text:p text:style-name="Text_20_body">La fascinación la impulsó a tocarlo.</text:p>
      <text:p text:style-name="Text_20_body">En el instante en que sus dedos rozaron el cristal, una explosión de luz azul la envolvió. Un sonido profundo, como el crujir de un hielo milenario, reverberó en la sala. Grietas de luz serpenteaban por la estatua, latiendo con un resplandor cada vez más intenso. De repente, un pulso recorrió la figura y un sonido estremecedor, como el latido de un corazón olvidado, resonó en su interior.</text:p>
      <text:p text:style-name="Text_20_body">Elara retrocedió, con el aliento atrapado en su garganta.</text:p>
      <text:p text:style-name="Text_20_body">Los ojos de la estatua, antes vacíos, se llenaron de un brillo profundo. Sus labios se separaron, y de ellos escapó un susurro ronco:</text:p>
      <text:p text:style-name="Text_20_body">—¿Dónde… dónde estoy?</text:p>
      <text:p text:style-name="Text_20_body">Elara sintió un escalofrío recorrer su espalda. La voz era real. No era un eco del pasado como los cilindros de cristal. No era un fragmento de historia atrapado en una memoria olvidada. Era algo vivo. Algo que despertaba.</text:p>
      <text:p text:style-name="Text_20_body">La estatua dio un paso adelante.</text:p>
      <text:p text:style-name="Text_20_body">Los crujidos de cristal resonaron con cada movimiento. Su rigidez inicial comenzó a desvanecerse, volviéndose fluida, como si la vida misma estuviera invadiendo su forma inerte. Parpadeó, y su mirada se posó en Elara con desconcierto y urgencia.</text:p>
      <text:p text:style-name="Text_20_body">—¿Aeloria? —murmuró la figura, <text:span text:style-name="T6">con </text:span>su voz cargada de incredulidad—. Has cambiado. ¿Por qué vas así vestida? ¿Qué ha pasado?</text:p>
      <text:p text:style-name="Text_20_body"/>
      <text:p text:style-name="Horizontal_20_Line"/>
      <text:p text:style-name="Text_20_body"><text:soft-page-break/>Elara no pudo responder. No conocía ese nombre, pero el hombre de cristal la miraba con la certeza de quien reconoce a un rostro familiar.</text:p>
      <text:p text:style-name="Text_20_body"/>
      <text:p text:style-name="Text_20_body"/>
      <text:p text:style-name="Text_20_body"/>
      <text:p text:style-name="Horizontal_20_Line"/>
      <text:p text:style-name="Text_20_body"/>
      <text:p text:style-name="P5"><text:span text:style-name="Strong_20_Emphasis">"</text:span><text:span text:style-name="Strong_20_Emphasis"><text:span text:style-name="T8">... </text:span></text:span><text:span text:style-name="Strong_20_Emphasis">pero alguien recordó lo que el mundo había decidido olvidar."</text:span></text:p>
      <text:p text:style-name="Text_20_body"/>
      <text:p text:style-name="P5">Elara observó al hombre de cristal con una mezcla de asombro e incredulidad. Aún no podía creer que la estatua hubiera cobrado vida, que aquellos ojos tallados en la frialdad del cristal ahora la miraran con una expresión tan humana, tan viva. Se sostuvo la respiración un instante antes de atreverse a hablar.</text:p>
      <text:p text:style-name="P5">—Mi nombre es Elara. ¿Quién eres tú?</text:p>
      <text:p text:style-name="P5">El hombre parpadeó, si es que aquella superficie reluciente podía realmente pestañear. La observó con atención renovada, escudriñando cada rasgo de su rostro.</text:p>
      <text:p text:style-name="P5">—¿Elara?—repitió en un murmullo pensativo, como si aquel nombre despertara ecos de un pasado lejano.—Ya veo...</text:p>
      <text:p text:style-name="P5">Su expresión cambió de una tenue curiosidad a un desconcierto palpable.</text:p>
      <text:p text:style-name="P5">—El parecido es asombroso—agregó, y luego, tras una pausa en la que pareció debatirse entre pensamientos enterrados en su memoria, se presentó—. Yo soy Kael.</text:p>
      <text:p text:style-name="P5">Apenas pronunció su nombre, algo en él pareció despertar. Su mirada recorrió la habitación con una nueva urgencia. Columnas rotas, estanterías cubiertas de polvo, libros y papiros carcomidos por el tiempo. Aquello no era lo que esperaba. La incredulidad fue reemplazada por una creciente agitación. Se volvió bruscamente, escudriñando cada rincón con ojos desorbitados.</text:p>
      <text:p text:style-name="P5">—¿Qué ha pasado?—preguntó, con la voz cargada de ansiedad.—¿Dónde está la gente?</text:p>
      <text:p text:style-name="P5">No hubo respuesta. Solo el eco de su propia voz rebotando entre las ruinas. Se giró rápidamente, como si esperara encontrar una figura conocida oculta entre los escombros, pero la realidad le devolvió un vacío aterrador. Caminó de un lado a otro, sus pasos acelerándose con cada latido de su corazón de cristal. Elara lo observó en silencio. No necesitaba palabras para comprender lo que estaba sintiendo: el horror de despertar en un mundo que ya no existía.</text:p>
      <text:p text:style-name="P5">Kael frenó de pronto. El reconocimiento se reflejó en su rostro y, con él, una oleada de tristeza lo envolvió. Sus hombros cayeron, y un peso invisible pareció oprimilo. Sus ojos se fijaron en el suelo, y con un movimiento lento, se dejó caer sobre un bloque de mármol, como si toda su fuerza lo hubiera abandonado.</text:p>
      <text:p text:style-name="P5">Y entonces, una palabra escapó de sus labios, apenas un murmullo, pero cargada de significado:</text:p>
      <text:p text:style-name="P5"><text:soft-page-break/>—La Facción…</text:p>
      <text:p text:style-name="P5">Elara sintió un escalofrío recorrer su espalda. No comprendió del todo a qué se refería, pero en su voz había algo que hablaba de miedo, de traición, de algo oscuro que se había llevado todo lo que alguna vez conoció.</text:p>
      <text:p text:style-name="P5">Fue entonces cuando Kael bajó la vista hacia sus propias manos. Se quedaron suspendidas frente a su rostro como si las estuviera viendo por primera vez. Sus dedos brillaban con la frialdad del cristal, sus palmas eran transparentes, reflejando la luz en destellos quebradizos. Un destello de horror cruzó su rostro.</text:p>
      <text:p text:style-name="P5">—No soy yo…—susurró.</text:p>
      <text:p text:style-name="P5">Sus puños se cerraron con frustración, su expresión <text:span text:style-name="T7">se endurecio</text:span> por un instante antes de llenarse de una infinita tristeza.</text:p>
      <text:p text:style-name="P5">—Soy la copia.</text:p>
      <text:p text:style-name="P5">Elara sintió su corazón apretarse. No sabía qué significaban aquellas palabras, pero su dolor era tangible, casi palpable en el aire.</text:p>
      <text:p text:style-name="P5">De pronto, Kael se levantó con determinación y avanzó hacia la salida con pasos resueltos. No había duda en su movimiento; parecía impulsado por una fuerza interna, por una necesidad desesperada de comprobar una verdad que temía. Elara lo siguió en silencio, sintiendo que no podía dejarlo solo en ese momento.</text:p>
      <text:p text:style-name="P5">Subieron las escaleras con rapidez. Kael tomaba los escalones con energía, y Elara lo seguía de cerca, sin perderlo de vista. Y entonces, al llegar a la salida, el mundo se desplegó ante ellos.</text:p>
      <text:p text:style-name="P5">Kael se detuvo en seco.</text:p>
      <text:p text:style-name="P5">Su respiración, si es que alguna vez la tuvo, pareció desaparecer. Frente a él, la ciudad que una vez conoció había sido reducida a ruinas. No había calles vibrantes, ni rostros familiares, ni voces que llenaran el aire de conversaciones y risas. Solo el viento gimiendo entre los restos de edificios colapsados, entre las cenizas de un mundo perdido.</text:p>
      <text:p text:style-name="P5">Se quedó allí, inmóvil, con los hombros caídos y los brazos colgando a sus costados como si hubieran perdido toda razón de ser. Su mirada estaba vacía, atrapada en la devastación, en la ausencia.</text:p>
      <text:p text:style-name="P5">¿<text:span text:style-name="T9">Ado</text:span>nde estaba Kael?<text:span text:style-name="T9">, </text:span>¿<text:span text:style-name="T9">Y ado</text:span>nde estaba Aeloria?<text:span text:style-name="T9">, </text:span>¿<text:span text:style-name="T9">Ado</text:span>nde estaban todos?</text:p>
      <text:p text:style-name="P5"><text:span text:style-name="T9">L</text:span>a expression de su rostro ahora se habia transformado en nada.</text:p>
      <text:p text:style-name="P8">Elara, a unos pocos pasos de distancia, pudo sentir en su pecho el dolor.</text:p>
      <text:p text:style-name="P8"/>
      <text:p text:style-name="P8"/>
      <text:p text:style-name="Horizontal_20_Line"/>
      <text:p text:style-name="Text_20_body"/>
      <text:p text:style-name="Text_20_body"><text:soft-page-break/></text:p>
      <text:p text:style-name="P9"><text:span text:style-name="Strong_20_Emphasis">"... y con cada paso que avanzaba hacia el futuro, algo del pasado desaparecia detras."</text:span></text:p>
      <text:p text:style-name="P9"><text:span text:style-name="Strong_20_Emphasis"/></text:p>
      <text:p text:style-name="P9"><text:span text:style-name="Strong_20_Emphasis"/></text:p>
      <text:p text:style-name="Text_20_body">El hombre de cristal permaneció inmóvil, como una estatua condenada a sentir, con los ojos cerrados con fuerza y los puños crispados. Su cuerpo emanaba una tensión latente, un torbellino de emociones que pugnaban por escapar. La impotencia y el dolor se acumulaban en su interior como una tormenta contenida, y cada fibra de su ser parecía resistirse a la verdad que lo rodeaba. No quería ver. No quería aceptar.</text:p>
      <text:p text:style-name="Text_20_body">De pronto, como si una chispa encendiera su resolución, abrió los ojos y giró sobre sus talones. Sin mediar palabra, descendió las escaleras con pasos firmes y rápidos. Su determinación tenía un propósito claro, aunque su rostro mostraba la desesperación de un hombre que teme confirmar sus peores sospechas.</text:p>
      <text:p text:style-name="Text_20_body">—¡Kael! —llamó Elara, su voz cargada de preocupación. Algo en la forma en que él se movía la inquietaba. Era la desesperación de alguien que busca una última prueba, una última esperanza a la que aferrarse.</text:p>
      <text:p text:style-name="Text_20_body">Pero Kael no se detuvo. Cruzó la gran sala como una sombra deslizándose entre los vestigios de su propio pasado. Sabía exactamente adónde ir, y sus pasos lo llevaron sin titubeos hacia el fondo de la estancia, donde una estructura colosal se alzaba entre las ruinas.</text:p>
      <text:p text:style-name="Text_20_body">Elara se detuvo unos pasos detrás de él, maravillada y desconcertada por lo que veía. Frente a ellos se encontraba un artefacto imponente, de dimensiones descomunales. Su estructura combinaba metales oscuros, envejecidos por el tiempo, con intrincadas redes de cristales incrustados en su superficie. Engranajes y tuberías de un material desconocido se entrelazaban en patrones enigmáticos, y en su centro, un conjunto de esferas translúcidas parecía contener luz líquida en su interior. Era como si la máquina aún respirara, un vestigio de una civilización perdida, esperando ser despertada.</text:p>
      <text:p text:style-name="Text_20_body">Kael comenzó a manipular el mecanismo con precisión mecánica, moviendo palancas y ajustando discos metálicos con un conocimiento innato, como si sus manos recordaran lo que su mente aún se negaba a aceptar. Los cristales de la estructura comenzaron a parpadear tenuemente, emitiendo un resplandor intermitente, como luciérnagas atrapadas en vidrio.</text:p>
      <text:p text:style-name="Text_20_body">—¿Qué haces? —preguntó Elara, sintiendo que algo trascendental estaba a punto de suceder.</text:p>
      <text:p text:style-name="Text_20_body">—Esta máquina nos dirá qué día es hoy —respondió Kael sin apartar la vista de los controles, su voz tensa y contenida.</text:p>
      <text:p text:style-name="Text_20_body">Elara observó cómo el hombre de cristal continuaba operando el artefacto, reajustando componentes y verificando cada detalle. De pronto, un panel en la parte frontal de la máquina se iluminó. Un resplandor verde comenzó a crecer dentro de uno de los cristales principales, extendiéndose lentamente, como un río de luz avanzando sin prisa pero sin detenerse. La luz se deslizó por el interior del cristal hasta alcanzar un punto específico, donde pareció estabilizarse.</text:p>
      <text:p text:style-name="Text_20_body"><text:soft-page-break/>Kael se inclinó hacia el panel con una mezcla de ansiedad y temor, su mirada clavada en las inscripciones luminosas que titilaban ante él. Movió algunas palancas más, reajustó la posición de un conjunto de tubos de cristal colocados a los lados, y volvió a enfocar su atención en el corazón del dispositivo. Su expresión se endureció. Su respiración se volvió errática.</text:p>
      <text:p text:style-name="Text_20_body">—No es posible… —murmuró, su voz apenas un susurro ahogado por la incredulidad.</text:p>
      <text:p text:style-name="Text_20_body">Elara sintió un escalofrío recorrerle la espalda.</text:p>
      <text:p text:style-name="Text_20_body">Kael dio un paso atrás, sus manos temblando mientras su mirada permanecía fija en la fría y absoluta respuesta que la máquina le entregaba. Su garganta pareció cerrarse antes de pronunciar las palabras que sellarían su destino.</text:p>
      <text:p text:style-name="Text_20_body">—Han pasado nueve siglos…</text:p>
      <text:p text:style-name="Text_20_body">El tiempo se congeló. La sala pareció volverse más fría, más silenciosa, como si la propia realidad se replegara ante la magnitud de la revelación.</text:p>
      <text:p text:style-name="Text_20_body">Nueve siglos. Todo lo que conocía, todo lo que alguna vez había existido, se había desvanecido en la corriente implacable del tiempo. Su gente, su hogar, su vida… borrados como huellas en la arena barridas por el viento de los años.</text:p>
      <text:p text:style-name="Text_20_body">Elara lo miró, sintiendo que su propio corazón latía con pesadez. No podía comprender del todo lo que significaba para él, pero lo sentía. Sentía su dolor como si fuera suyo, una empatía que la envolvía y la arrastraba al abismo de la pérdida.</text:p>
      <text:p text:style-name="Text_20_body">Kael no dijo nada más. Solo se quedó allí, con la mirada perdida en la luz verde del cristal, enfrentando el vacío insondable de lo irremediable.</text:p>
      <text:p text:style-name="Text_20_body"/>
      <text:p text:style-name="Horizontal_20_Line"/>
      <text:p text:style-name="Text_20_body"/>
      <text:p text:style-name="Text_20_body"/>
      <text:p text:style-name="P11">Kael permaneció en silencio, con la mirada perdida en el suelo de piedra. Sus pensamientos se habían desvanecido en el torbellino del tiempo. Sentía el peso del olvido sobre sus hombros, un abismo de siglos que lo separaba de todo cuanto había amado. Era la primera vez que estaba verdaderamente solo. No quedaba nada de su mundo, nadie que pudiera pronunciar su nombre con la voz del pasado. La ciudad que había conocido, la gente con la que había reído, trabajado, soñado... todo se había disuelto como humo en el viento de la historia.</text:p>
      <text:p text:style-name="P11">Elara, sentada a unos pasos de él, observaba en silencio. No era difícil comprender el dolor de Kael, aunque no pudiera sentirlo con la misma intensidad. Había perdido todo en un solo instante. Su luto no sería breve. Y sin embargo, cuando Kael levantó la vista hacia ella, su mirada ya no se aferraba al ayer. Había una pregunta en sus ojos, un anhelo por encontrar aún un propósito en el presente.</text:p>
      <text:p text:style-name="P11">—Dime, Elara... ¿tú vives aquí? ¿Dónde están los tuyos? —preguntó, con una voz que parecía explorar las posibilidades de una nueva realidad.</text:p>
      <text:p text:style-name="P11"><text:soft-page-break/>—Estoy de paso —respondió ella con honestidad—. He llegado esta mañana. Voy camino hacia la Gran Montaña.</text:p>
      <text:p text:style-name="P11">Kael asintió lentamente. El nombre de la Gran Montaña despertaba ecos de antiguas historias en su memoria. Un lugar de sabiduría, de pruebas y respuestas.</text:p>
      <text:p text:style-name="P11">—Es un largo viaje —comentó con un tono de reflexión—. ¿Por qué te diriges allí?</text:p>
      <text:p text:style-name="P11">—Porque creo que en ese lugar encontraré las respuestas que busco —dijo Elara, con la convicción de quien ha seguido un rastro invisible hasta un destino inevitable.</text:p>
      <text:p text:style-name="P11">Kael inclinó ligeramente la cabeza. —¿Respuestas?</text:p>
      <text:p text:style-name="P11">Elara respiró hondo. No había temor en su voz cuando habló, solo una profunda necesidad de comprender. —Necesito saber. ¿Por qué vivimos? ¿Por qué morimos? ¿Qué es la vida? ¿Por qué estoy aquí? Necesito saber si todo esto tiene algún sentido.</text:p>
      <text:p text:style-name="P11">Las palabras quedaron suspendidas en el aire, como ecos de una búsqueda que había existido desde el principio de los tiempos. Kael la observó con detenimiento y, tras un largo silencio, asintió con lentitud.</text:p>
      <text:p text:style-name="P11">—Creo que tú y yo tenemos algo en común —murmuró, dejando que su mente viajara a través de los siglos—. He dedicado mi vida a la búsqueda del conocimiento. Y sabes... la búsqueda del conocimiento es un <text:span text:style-name="T10">largo </text:span>camino.</text:p>
      <text:p text:style-name="P11">Elara inclinó la cabeza, reflexionando sobre sus palabras.</text:p>
      <text:p text:style-name="P11">—¿Y por qué piensas que las respuestas estarán en la Gran Montaña? —preguntó Kael finalmente.</text:p>
      <text:p text:style-name="P11">—Creo que existe un libro que contiene todas las respuestas —explicó Elara—, y creo que ese libro está allí, en alguna parte de la Gran Montaña. También creo que esta ciudad está relacionada con el libro. Es posible que haya sido aquí donde fue creado.</text:p>
      <text:p text:style-name="P11">Kael entrecerró los ojos y, tras un instante de duda, sus labios susurraron un nombre que había permanecido dormido durante siglos:</text:p>
      <text:p text:style-name="P11">—Omniscientis.</text:p>
      <text:p text:style-name="P11">Elara parpadeó. —¿Cómo dices?</text:p>
      <text:p text:style-name="P11">Kael tomó aire, permitiendo que los recuerdos tomaran forma en su mente. Finalmente, habló con voz firme:</text:p>
      <text:p text:style-name="P11">—Es el nombre del libro que buscas.</text:p>
      <text:p text:style-name="P11">Elara lo miró con asombro, pero él no se detuvo. Su mirada se perdió en el vacío, como si viera más allá de los muros en ruinas.</text:p>
      <text:p text:style-name="P11">—El libro dictó el destino de la ciudad, desde el momento en que nació, como una idea, en la mente de Nytharion, el rey.</text:p>
      <text:p text:style-name="P11">Elara escuchaba con atención, sin interrumpirlo.</text:p>
      <text:p text:style-name="P11"><text:soft-page-break/>—Verás —continuó Kael—, Nytharion valoraba el conocimiento por encima de todas las cosas. Creía que la sabiduría era la clave para la evolución de su pueblo. Se rodeó de un círculo de colaboradores que reunía a las mentes más brillantes: filósofos, científicos, magos. Yo fui uno de ellos. Conocí muy bien a Nytharion... éramos buenos amigos. Trabajé con él en varios proyectos. También en la creación del libro, Omniscientis.</text:p>
      <text:p text:style-name="P11">Elara sintió un escalofrío recorrer su espalda.</text:p>
      <text:p text:style-name="P11">—Nytharion quería crear un libro que pudiera contener todo el conocimiento en su interior —prosiguió Kael—. Y para ello reunió a los mejores magos y científicos. Al principio, el proyecto parecía imposible, pero los magos consiguieron abrir una ventana a las entrañas del universo. Dotaron al libro de un poder mágico que no habíamos visto nunca antes. Y, al instante, Omniscientis se volvió infinito.</text:p>
      <text:p text:style-name="P11">Elara lo escuchaba con el corazón acelerado.</text:p>
      <text:p text:style-name="P11">—Comenzamos a escribir sus páginas. Al principio, el trabajo era lento y tedioso, pero poco a poco, a medida que aumentaba el conocimiento contenido en su interior, el poder mágico del libro también crecía. Hasta que un día... descubrimos que las páginas del libro se estaban escribiendo solas.</text:p>
      <text:p text:style-name="P11">Kael hizo una pausa. Había temor en su voz.</text:p>
      <text:p text:style-name="P11">—Ningún conocimiento podía ocultarse a Omniscientis. Había adquirido el poder de leer directamente del tejido mismo del universo. Y con cada nuevo conocimiento que obtenía, su magia se fortalecía. Hasta que sucedió lo inevitable.</text:p>
      <text:p text:style-name="P11">Elara se inclinó hacia adelante, anticipando la revelación.</text:p>
      <text:p text:style-name="P11">—Cuando un cierto umbral de conocimiento fue superado, el libro cobró conciencia.</text:p>
      <text:p text:style-name="P11">Elara sintió un nudo en la garganta.</text:p>
      <text:p text:style-name="P11">—Después de eso... voluntad.</text:p>
      <text:p text:style-name="P11">Un silencio denso cayó entre ambos. La idea de un libro vivo, consciente, capaz de decidir, resultaba inquietante. Pero Kael no había terminado.</text:p>
      <text:p text:style-name="P11">—Omniscientis se convirtió en la herramienta más poderosa de Nytharion. Las ciencias avanzaron en pocas semanas lo que la humanidad habría logrado en milenios de investigación. Y la ciudad cambió. Rápidamente.</text:p>
      <text:p text:style-name="P11">Los ojos de Kael reflejaban el brillo de una época lejana.</text:p>
      <text:p text:style-name="P11">—Acquanthis se convirtió en un paraíso del conocimiento. Las calles se llenaron de máquinas que construían, transportaban y transformaban. La energía fluía en hilos de luz por el aire, alimentando las torres de cristal que se elevaban hasta las nubes. Los ciudadanos vivían en un mundo de maravillas. Las máquinas producían más alimentos de los que podían consumir, edificaban casas en un solo día. La salud mejoró, la enfermedad fue erradicada. Libertad, confort, opulencia... felicidad.</text:p>
      <text:p text:style-name="P11">Elara podía imaginarlo. Ciudades flotantes sobre lagos cristalinos, torres de luz pulsando con sabiduría pura, el murmullo de máquinas que creaban sin descanso. Un mundo donde todo estaba al alcance de la mano.</text:p>
      <text:p text:style-name="P11"><text:soft-page-break/>—La época dorada —susurró Kael—. Como el mundo nunca había conocido.</text:p>
      <text:p text:style-name="P11">Elara sintió un estremecimiento. Era una historia fascinante, un sueño hecho realidad.</text:p>
      <text:p text:style-name="P11">Pero algo no encajaba.</text:p>
      <text:p text:style-name="P11">Si todo había sido tan perfecto… ¿por qué Kael despertaba en una ciudad en ruinas? ¿Por qué Acquanthis estaba muerta?</text:p>
      <text:p text:style-name="P11">Su voz cortó el aire con la inevitable pregunta:</text:p>
      <text:p text:style-name="P11">—¿Y qué pasó? ¿Por qué acabó?</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2-15T10:13:21.116000000</meta:creation-date>
    <dc:date>2025-02-17T17:06:29.128000000</dc:date>
    <meta:editing-duration>PT3H55M55S</meta:editing-duration>
    <meta:editing-cycles>15</meta:editing-cycles>
    <meta:generator>LibreOffice/7.3.5.2$Windows_X86_64 LibreOffice_project/184fe81b8c8c30d8b5082578aee2fed2ea847c01</meta:generator>
    <meta:document-statistic meta:table-count="0" meta:image-count="0" meta:object-count="0" meta:page-count="11" meta:paragraph-count="138" meta:word-count="4377" meta:character-count="26280" meta:non-whitespace-character-count="22055"/>
  </office:meta>
</office:document-meta>
</file>